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05cm" fo:min-width="9.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2.05cm" fo:min-width="13.3cm"/>
    </style:style>
    <style:style style:name="gr3" style:family="graphic" style:parent-style-name="standard">
      <style:graphic-properties draw:textarea-horizontal-align="justify" draw:textarea-vertical-align="middle" draw:auto-grow-height="false" fo:min-height="1.063cm" fo:min-width="1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7.45cm" fo:min-width="3cm"/>
    </style:style>
    <style:style style:name="gr8" style:family="graphic" style:parent-style-name="standard">
      <style:graphic-properties draw:fill-color="#ffd428" draw:textarea-horizontal-align="justify" draw:textarea-vertical-align="middle" draw:auto-grow-height="false" fo:min-height="0.75cm" fo:min-width="3.5cm"/>
    </style:style>
    <style:style style:name="gr9" style:family="graphic" style:parent-style-name="standard">
      <style:graphic-properties draw:fill-color="#ffd428" draw:textarea-horizontal-align="justify" draw:textarea-vertical-align="top" draw:auto-grow-height="false" fo:min-height="2.2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1.576cm" fo:min-width="1.226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fill-color="#ffd8ce" draw:textarea-horizontal-align="justify" draw:textarea-vertical-align="middle" draw:auto-grow-height="false" fo:min-height="0.75cm" fo:min-width="1.8cm"/>
    </style:style>
    <style:style style:name="gr13" style:family="graphic" style:parent-style-name="standard">
      <style:graphic-properties draw:fill-color="#bbe33d" draw:textarea-horizontal-align="justify" draw:textarea-vertical-align="middle" draw:auto-grow-height="false" fo:min-height="0.35cm" fo:min-width="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loext:graphic-properties draw:fill-color="#ffd428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d8ce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bbe33d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2.3cm" svg:x="4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12.3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8cm" svg:height="2.1cm" svg:x="25.45cm" svg:y="3.4cm">
          <text:p text:style-name="P2"><text:span text:style-name="T1">Project</text:span></text:p>
          <text:p text:style-name="P2"><text:span text:style-name="T1">Re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6" draw:id="id6" draw:layer="layout" svg:width="1.8cm" svg:height="2.1cm" svg:x="25.45cm" svg:y="9.9cm">
          <text:p text:style-name="P2"><text:span text:style-name="T1">Auth</text:span></text:p>
          <text:p text:style-name="P2"><text:span text:style-name="T1">Re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4" draw:id="id4" draw:layer="layout" svg:width="1.8cm" svg:height="2.1cm" svg:x="25.45cm" svg:y="6.3cm">
          <text:p text:style-name="P2"><text:span text:style-name="T1">User</text:span></text:p>
          <text:p text:style-name="P2"><text:span text:style-name="T1">Re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draw:layer="layout" svg:width="1.34cm" svg:height="0.988cm" svg:x="25.23cm" svg:y="8.712cm">
          <draw:text-box>
            <text:p>….</text:p>
          </draw:text-box>
        </draw:frame>
        <draw:custom-shape draw:style-name="gr5" draw:text-style-name="P4" xml:id="id1" draw:id="id1" draw:layer="layout" svg:width="4cm" svg:height="1cm" svg:x="20.4cm" svg:y="3.95cm">
          <text:p text:style-name="P2"><text:span text:style-name="T2">Project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4cm" svg:height="1cm" svg:x="20.4cm" svg:y="6.85cm">
          <text:p text:style-name="P2"><text:span text:style-name="T2">User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cm" svg:height="1cm" svg:x="20.4cm" svg:y="10.45cm">
          <text:p text:style-name="P2"><text:span text:style-name="T2">Authenticat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4.4cm" svg:y1="4.45cm" svg:x2="25.45cm" svg:y2="4.45cm" draw:start-shape="id1" draw:end-shape="id2" draw:end-glue-point="6" svg:d="M24400 4450h1050" svg:viewBox="0 0 1051 1">
          <text:p/>
        </draw:connector>
        <draw:connector draw:style-name="gr6" draw:text-style-name="P2" draw:layer="layout" svg:x1="24.4cm" svg:y1="7.35cm" svg:x2="25.45cm" svg:y2="7.35cm" draw:start-shape="id3" draw:end-shape="id4" draw:end-glue-point="6" svg:d="M24400 7350h1050" svg:viewBox="0 0 1051 1">
          <text:p/>
        </draw:connector>
        <draw:connector draw:style-name="gr6" draw:text-style-name="P2" draw:layer="layout" svg:x1="24.4cm" svg:y1="10.95cm" svg:x2="25.45cm" svg:y2="10.95cm" draw:start-shape="id5" draw:end-shape="id6" svg:d="M24400 10950h1050" svg:viewBox="0 0 1051 1">
          <text:p/>
        </draw:connector>
        <draw:custom-shape draw:style-name="gr7" draw:text-style-name="P2" xml:id="id8" draw:id="id8" draw:layer="layout" svg:width="3.5cm" svg:height="7.7cm" svg:x="14.4cm" svg:y="3.95cm">
          <draw:glue-point draw:id="4" svg:x="4.714cm" svg:y="-4.415cm"/>
          <draw:glue-point draw:id="5" svg:x="4.714cm" svg:y="4.415cm"/>
          <draw:glue-point draw:id="6" svg:x="5cm" svg:y="-0.519cm"/>
          <text:p text:style-name="P2"><text:span text:style-name="T3">Controller</text:span></text:p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convert HAL data</text:span></text:p>
          <text:p text:style-name="P2"><text:span text:style-name="T4">into creator</text:span></text:p>
          <text:p text:style-name="P2"><text:span text:style-name="T4">data structure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1">implements</text:span></text:p>
          <text:p text:style-name="P2"><text:span text:style-name="T1">interfaces from</text:span></text:p>
          <text:p text:style-name="P2"><text:span text:style-name="T1">high level</text:span></text:p>
          <text:p text:style-name="P2"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cm" svg:height="1cm" svg:x="9.7cm" svg:y="3.95cm">
          <text:p text:style-name="P2"><text:span text:style-name="T2">listing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1cm" svg:x="9.7cm" svg:y="5.4cm">
          <text:p text:style-name="P2"><text:span text:style-name="T2">adding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cm" svg:height="2.45cm" svg:x="5.2cm" svg:y="3.95cm">
          <text:p text:style-name="P2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3cm" svg:height="2.4cm" svg:x="1.5cm" svg:y="4.1cm">
          <text:p text:style-name="P2"><text:span text:style-name="T4">gorex</text:span></text:p>
          <text:p text:style-name="P2"><text:span text:style-name="T4">sampl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1" draw:text-style-name="P6" draw:layer="layout" svg:x1="20.2cm" svg:y1="2.9cm" svg:x2="20.2cm" svg:y2="12.1cm">
          <text:p/>
        </draw:line>
        <draw:frame draw:style-name="gr4" draw:text-style-name="P3" draw:layer="layout" svg:width="3.393cm" svg:height="0.988cm" svg:x="19.607cm" svg:y="13.4cm">
          <draw:text-box>
            <text:p>http/core</text:p>
          </draw:text-box>
        </draw:frame>
        <draw:frame draw:style-name="gr4" draw:text-style-name="P3" draw:layer="layout" svg:width="4.295cm" svg:height="0.988cm" svg:x="6.907cm" svg:y="13.412cm">
          <draw:text-box>
            <text:p>http/creator</text:p>
          </draw:text-box>
        </draw:frame>
        <draw:custom-shape draw:style-name="gr12" draw:text-style-name="P7" xml:id="id7" draw:id="id7" draw:layer="layout" svg:width="2.3cm" svg:height="1cm" svg:x="19.1cm" svg:y="4.7cm">
          <text:p text:style-name="P2"><text:span text:style-name="T5">Interface</text:span></text:p>
          <text:p text:style-name="P2"><text:span text:style-name="T5">Project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9" draw:id="id9" draw:layer="layout" svg:width="2.3cm" svg:height="1cm" svg:x="19.1cm" svg:y="7.6cm">
          <text:p text:style-name="P2"><text:span text:style-name="T5">Interface</text:span></text:p>
          <text:p text:style-name="P2"><text:span text:style-name="T5">UserServic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9.1cm" svg:y1="5.2cm" svg:x2="17.9cm" svg:y2="7.8cm" draw:start-shape="id7" draw:end-shape="id8" svg:d="M19100 5200h-600v2600h-600" svg:viewBox="0 0 1201 2601">
          <text:p/>
        </draw:connector>
        <draw:connector draw:style-name="gr6" draw:text-style-name="P2" draw:layer="layout" svg:x1="19.1cm" svg:y1="8.1cm" svg:x2="17.9cm" svg:y2="7.8cm" draw:start-shape="id9" draw:end-shape="id8" svg:d="M19100 8100h-600v-300h-600" svg:viewBox="0 0 1201 301">
          <text:p/>
        </draw:connector>
        <draw:custom-shape draw:style-name="gr13" draw:text-style-name="P8" draw:layer="layout" svg:width="2.5cm" svg:height="0.6cm" svg:x="16.1cm" svg:y="11.3cm">
          <text:p text:style-name="P2"><text:span text:style-name="T1">RexConfi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26:54.188549812</meta:creation-date>
    <dc:title>Robotic Eyes</dc:title>
    <meta:editing-duration>PT13M51S</meta:editing-duration>
    <meta:editing-cycles>6</meta:editing-cycles>
    <meta:generator>LibreOffice/6.2.3.2$Linux_X86_64 LibreOffice_project/20$Build-2</meta:generator>
    <meta:initial-creator>Bernhard Reitinger</meta:initial-creator>
    <dc:date>2019-05-23T15:40:46.834829604</dc:date>
    <dc:creator>Bernhard Reitinger</dc:creator>
    <meta:document-statistic meta:object-count="25"/>
    <meta:template xlink:type="simple" xlink:actuate="onRequest" xlink:title="Robotic Eyes" xlink:href="../.config/libreoffice/4/user/template/Robotic%20Eyes1.otg" meta:date="2019-05-23T15:26:53.564660065"/>
  </office:meta>
</office:document-meta>
</file>